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d7e9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officeooo:paragraph-rsid="000d7e9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paragraph-rsid="000f41c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paragraph-rsid="0013b474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officeooo:paragraph-rsid="00140e7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2d314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20pt"/>
    </style:style>
    <style:style style:name="T7" style:family="text">
      <style:text-properties fo:font-size="20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Course Code: MCSC-303, </text:span></text:p>
      <text:p text:style-name="P7"><text:span text:style-name="T7">Course Name: The Internet of things, </text:span></text:p>
      <text:p text:style-name="P7"><text:span text:style-name="T7">Credit: 4</text:span> </text:p>
      <text:p text:style-name="P5"><text:span text:style-name="T1">The IoT Networking:</text:span> Technologies involved in IoT Development: Internet/Web and Networking, Sub-netting, Communication protocol, Network Topologies referred with Web, Introduction to Web Servers, </text:p>
      <text:p text:style-name="P5"/>
      <text:p text:style-name="P5"><text:span text:style-name="T1">Introduction to Cloud Computing IoT Platform overview of IoT supported Hardware platforms such as:</text:span> Raspberry pi, ARM Cortex Processors, Arduino and Intel Galileo boards. </text:p>
      <text:p text:style-name="P5"/>
      <text:p text:style-name="P5"><text:span text:style-name="T1">Network Fundamentals: </text:span>Overview and working principle of Wired Networking equipment’s – Router, Switches, Overview and working principle of Wireless Networking equipment’s – Access Points, Hubs etc. </text:p>
      <text:p text:style-name="P5"><text:span text:style-name="T1"/></text:p>
      <text:p text:style-name="P5"><text:span text:style-name="T1">Linux Network configuration Concepts:</text:span> Networking configurations in Linux Accessing Hardware &amp; Device Files interactions. </text:p>
      <text:p text:style-name="P5"/>
      <text:p text:style-name="P5"><text:span text:style-name="T1">IoT Architecture:</text:span> History of IoT, M2M – Machine to Machine, Web of Things, </text:p>
      <text:p text:style-name="P5"><text:span text:style-name="T1"/></text:p>
      <text:p text:style-name="P5"><text:span text:style-name="T1">IoT protocols Applications: </text:span>Remote Monitoring &amp; Sensing, Remote Controlling, Performance Analysis, the Architecture, The Layering concepts, IoT Communication Pattern, IoT protocol Architecture, The 6LoWPAN Security aspects in IoT, </text:p>
      <text:p text:style-name="P5"><text:span text:style-name="T1"/></text:p>
      <text:p text:style-name="P5"><text:span text:style-name="T1">IoT Application Development:</text:span> Application Protocols MQTT, REST/HTTP, CoAP, MySQL Back-end Application Designing Apache for handling HTTP Requests, PHP &amp; MySQL for data processing, MongoDB Object type Database, HTML, CSS &amp; jQuery for UI Designing, JSON lib for data processing, Security &amp; Privacy during development, </text:p>
      <text:p text:style-name="P5"/>
      <text:p text:style-name="P6"><text:span text:style-name="T1">Application Development for mobile Platforms:</text:span> Overview of Android / IOS App Development tools, </text:p>
      <text:p text:style-name="P6"/>
      <text:p text:style-name="P6"><text:span text:style-name="T1">Case Study &amp; advanced IoT Applications:</text:span> IoT applications in home, infrastructures, buildings, security, Industries, Home appliances, other IoT electronic equipment’s. Use of Big Data and Visualization in IoT, Industry 4.0 concepts. Agriculture, Healthcare, Activity Monito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3:05:22.431355924</meta:creation-date>
    <dc:date>2023-03-16T13:16:55.923218282</dc:date>
    <meta:editing-duration>PT11M30S</meta:editing-duration>
    <meta:editing-cycles>10</meta:editing-cycles>
    <meta:generator>LibreOffice/6.4.7.2$Linux_X86_64 LibreOffice_project/40$Build-2</meta:generator>
    <meta:print-date>2023-03-16T13:10:50.601587486</meta:print-date>
    <meta:document-statistic meta:table-count="0" meta:image-count="0" meta:object-count="0" meta:page-count="1" meta:paragraph-count="12" meta:word-count="228" meta:character-count="1746" meta:non-whitespace-character-count="1516"/>
  </office:meta>
</office:document-meta>
</file>